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0 : </text:p>
      <text:p text:style-name="P1"/>
      <text:p text:style-name="Standard">1) INVERSION(Pile:p):Pile</text:p>
      <text:p text:style-name="Standard">Début </text:p>
      <text:p text:style-name="Standard"><text:tab/>variables : Pile p_inv</text:p>
      <text:p text:style-name="Standard"><text:tab/><text:tab/> <text:s text:c="5"/>entier elt</text:p>
      <text:p text:style-name="Standard"><text:tab/>p_inv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inv,elt)</text:p>
      <text:p text:style-name="Standard"><text:tab/>Fin tant que </text:p>
      <text:p text:style-name="Standard"><text:tab/>Retourner p_inv</text:p>
      <text:p text:style-name="Standard">Fin</text:p>
      <text:p text:style-name="Standard"/>
      <text:p text:style-name="Standard">2) SUPRESSION_1/2_ELEMENTS(Pile:p):Pile</text:p>
      <text:p text:style-name="Standard"/>
      <text:p text:style-name="Standard">Début</text:p>
      <text:p text:style-name="Standard"><text:tab/>variables : Pile p_aux</text:p>
      <text:p text:style-name="Standard"><text:tab/><text:tab/> <text:s text:c="5"/>entier : elt</text:p>
      <text:p text:style-name="Standard"><text:tab/>p_aux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aux,elt)</text:p>
      <text:p text:style-name="Standard"><text:tab/><text:tab/>Si pile_vide(p)!= alors</text:p>
      <text:p text:style-name="Standard"><text:tab/><text:tab/><text:tab/>depiler(p)</text:p>
      <text:p text:style-name="Standard"><text:tab/><text:tab/>Fin si</text:p>
      <text:p text:style-name="Standard"><text:tab/>Fin tant que </text:p>
      <text:p text:style-name="Standard"><text:tab/>p_aux&lt;-inversion(p_aux)</text:p>
      <text:p text:style-name="Standard"><text:tab/>retourner p_aux</text:p>
      <text:p text:style-name="Standard">Fin</text:p>
      <text:p text:style-name="Standard"/>
      <text:p text:style-name="Standard">3) PAIR_IMPAIR(Pile:p):Pile pair  Pile impair</text:p>
      <text:p text:style-name="Standard"/>
      <text:p text:style-name="Standard">Début </text:p>
      <text:p text:style-name="Standard"><text:tab/>variables:Pile p_pair,p_impair</text:p>
      <text:p text:style-name="Standard"><text:tab/><text:tab/> <text:s text:c="3"/>entier : elt</text:p>
      <text:p text:style-name="Standard"><text:tab/>p_pair&lt;-creer_pile()</text:p>
      <text:p text:style-name="Standard"><text:tab/>p_impair&lt;-creer_pile()</text:p>
      <text:p text:style-name="Standard"><text:tab/></text:p>
      <text:p text:style-name="Standard"><text:tab/>Tant que pile_vide(p)!=vrai faire</text:p>
      <text:p text:style-name="Standard"><text:tab/><text:tab/>elt&lt;-depiler(p)</text:p>
      <text:p text:style-name="Standard"><text:tab/><text:tab/>Si (elt%2) alors</text:p>
      <text:p text:style-name="Standard"><text:tab/><text:tab/><text:tab/>empiler(p_impair,elt)</text:p>
      <text:p text:style-name="Standard"><text:tab/><text:tab/>Sinon </text:p>
      <text:p text:style-name="Standard"><text:tab/><text:tab/><text:tab/>empiler(p_pair,elt)</text:p>
      <text:p text:style-name="Standard"><text:tab/><text:tab/>Fin si</text:p>
      <text:p text:style-name="Standard"><text:tab/>Fin tant que</text:p>
      <text:p text:style-name="Standard"><text:tab/>Retourner p_pair</text:p>
      <text:p text:style-name="Standard"><text:tab/>Retourner p_impair</text:p>
      <text:p text:style-name="Standard">Fin</text:p>
      <text:list xml:id="list2188531067811122078" text:style-name="L1">
        <text:list-header>
          <text:p text:style-name="P3"><text:soft-page-break/></text:p>
        </text:list-header>
      </text:list>
      <text:p text:style-name="Standard">4) PAIR(Pile:p1):Pile p2</text:p>
      <text:p text:style-name="Standard"/>
      <text:p text:style-name="Standard">Début</text:p>
      <text:p text:style-name="Standard"/>
      <text:p text:style-name="Standard"><text:tab/>variables : Pile P2,P3</text:p>
      <text:p text:style-name="Standard"><text:tab/><text:tab/> <text:s text:c="4"/>entier : e</text:p>
      <text:p text:style-name="Standard"><text:tab/>P2&lt;-creer_Pile()</text:p>
      <text:p text:style-name="Standard"><text:tab/>P3&lt;-creer_Pile()</text:p>
      <text:p text:style-name="Standard"><text:tab/>Tant que pile_vide(p1)=0 faire</text:p>
      <text:p text:style-name="Standard"><text:tab/><text:tab/>e&lt;-depiler(p1)</text:p>
      <text:p text:style-name="Standard"><text:tab/><text:tab/>Si (e modulo 2=0) faire</text:p>
      <text:p text:style-name="Standard"><text:tab/><text:tab/><text:tab/>empiler(P2,e) </text:p>
      <text:p text:style-name="Standard"><text:tab/><text:tab/>Fin si</text:p>
      <text:p text:style-name="Standard"><text:tab/><text:tab/>empiler(P3,e)</text:p>
      <text:p text:style-name="Standard"><text:tab/>Fin tant que </text:p>
      <text:p text:style-name="Standard"><text:tab/>P1&lt;-Inversion(P3)</text:p>
      <text:p text:style-name="Standard"><text:tab/>Retourner Inversion(P2) ;</text:p>
      <text:p text:style-name="Standard">Fin</text:p>
      <text:p text:style-name="Standard"/>
      <text:p text:style-name="P1">Exercice 11 :</text:p>
      <text:p text:style-name="P2"/>
      <text:p text:style-name="P2">On définit : </text:p>
      <text:p text:style-name="P2"><text:tab/>enregistrement file{</text:p>
      <text:p text:style-name="P2"><text:tab/><text:tab/>p : pile</text:p>
      <text:p text:style-name="P2"><text:tab/><text:tab/>aux : pile</text:p>
      <text:p text:style-name="P2"><text:tab/>}</text:p>
      <text:p text:style-name="P2">CREER_FILE():File</text:p>
      <text:p text:style-name="P2">Début </text:p>
      <text:p text:style-name="P2"><text:tab/>variables : File f</text:p>
      <text:p text:style-name="P2"><text:tab/>f.p=creer_Pile()</text:p>
      <text:p text:style-name="P2"><text:tab/>f.aux=creer_Pile()</text:p>
      <text:p text:style-name="P2"><text:tab/>Retourner f</text:p>
      <text:p text:style-name="P2">Fin</text:p>
      <text:p text:style-name="P2"/>
      <text:p text:style-name="P2">FILE_VIDE(f:File):booléen</text:p>
      <text:p text:style-name="P2">Début </text:p>
      <text:p text:style-name="P2"><text:tab/>Si pile_vide(f.p) et pile_vide(f.aux) faire</text:p>
      <text:p text:style-name="P2"><text:tab/><text:tab/>retourner vrai</text:p>
      <text:p text:style-name="P2"><text:tab/>Sinon</text:p>
      <text:p text:style-name="P2"><text:tab/><text:tab/>retourner faux</text:p>
      <text:p text:style-name="P2"><text:tab/>Fin si </text:p>
      <text:p text:style-name="P2">Fin</text:p>
      <text:p text:style-name="P2"/>
      <text:p text:style-name="P2">SUPPRIMER_FILE(f:file) :entier</text:p>
      <text:p text:style-name="P2">Début</text:p>
      <text:p text:style-name="P2"><text:tab/>variables : entier : elt</text:p>
      <text:p text:style-name="P2"><text:tab/>Tant que pile_vide(f.p)!=vrai faire</text:p>
      <text:p text:style-name="P2"><text:tab/><text:tab/>elt&lt;-depiler(f.p)</text:p>
      <text:p text:style-name="P2"><text:tab/><text:tab/>empiler(f.aux,elt)</text:p>
      <text:p text:style-name="P2"><text:tab/>Fin tant que </text:p>
      <text:p text:style-name="P2"><text:tab/>retour&lt;-depiler(f.aux)</text:p>
      <text:p text:style-name="P2"><text:soft-page-break/><text:tab/>Tant que pile_vide(f.aux)!=vrai faire</text:p>
      <text:p text:style-name="P2"><text:tab/><text:tab/>elt&lt;-depiler(f.aux)</text:p>
      <text:p text:style-name="P2"><text:tab/><text:tab/>empiler(f.p,elt)</text:p>
      <text:p text:style-name="P2"><text:tab/>Fin tant que</text:p>
      <text:p text:style-name="P2"><text:tab/>Retourner retour</text:p>
      <text:p text:style-name="P2">Fin</text:p>
      <text:p text:style-name="P2"/>
      <text:p text:style-name="P2">INSERER_FILE(f:file,elt:entier)</text:p>
      <text:p text:style-name="P2">Début </text:p>
      <text:p text:style-name="P2"><text:tab/>empiler(f.p,elt)</text:p>
      <text:p text:style-name="P2">Fin</text:p>
      <text:p text:style-name="P2"/>
      <text:p text:style-name="P1">Exercice 12 :</text:p>
      <text:p text:style-name="P2"/>
      <text:p text:style-name="P2">On définit : </text:p>
      <text:p text:style-name="P2"><text:tab/>enregistrement pile{</text:p>
      <text:p text:style-name="P2"><text:tab/><text:tab/>f : file</text:p>
      <text:p text:style-name="P2"><text:tab/><text:tab/>aux : file</text:p>
      <text:p text:style-name="P2"><text:tab/>}</text:p>
      <text:p text:style-name="P2">CREER_PILE():pile</text:p>
      <text:p text:style-name="P2">Début</text:p>
      <text:p text:style-name="P2"><text:tab/>variables : Pile p</text:p>
      <text:p text:style-name="P2"><text:tab/>p.f=creer_file()</text:p>
      <text:p text:style-name="P2"><text:tab/>p.aux=creer_file()</text:p>
      <text:p text:style-name="P2"><text:tab/>Retourner p</text:p>
      <text:p text:style-name="P2">Fin</text:p>
      <text:p text:style-name="P2"/>
      <text:p text:style-name="P2">PILE_VIDE(p:Pile):booléen</text:p>
      <text:p text:style-name="P2">Début</text:p>
      <text:p text:style-name="P2"><text:tab/>Si file_vide(f.p) et file_vide(f.aux) faire</text:p>
      <text:p text:style-name="P2"><text:tab/><text:tab/>retourner vrai</text:p>
      <text:p text:style-name="P2"><text:tab/>Sinon</text:p>
      <text:p text:style-name="P2"><text:tab/><text:tab/>retourner faux</text:p>
      <text:p text:style-name="P2"><text:tab/>Fin si </text:p>
      <text:p text:style-name="P2">Fin</text:p>
      <text:p text:style-name="P2"/>
      <text:p text:style-name="P2">SUPPRIMER_PILE(p:Pile):entier</text:p>
      <text:p text:style-name="P2">Début</text:p>
      <text:p text:style-name="P2"><text:tab/><text:tab/></text:p>
      <text:p text:style-name="P2"/>
      <text:p text:style-name="Standard"><text:tab/><text:tab/></text:p>
      <text:p text:style-name="Standard"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0T13:33:22.01</meta:creation-date>
    <dc:date>2020-10-20T16:42:50.29</dc:date>
    <meta:editing-duration>PT21M7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3" meta:paragraph-count="127" meta:word-count="242" meta:character-count="2049"/>
  </office:meta>
</office:document-meta>
</file>